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font-weight="bold" officeooo:rsid="000336b9" officeooo:paragraph-rsid="000336b9" style:font-size-asian="14pt" style:font-weight-asian="bold" style:font-size-complex="14pt" style:font-weight-complex="bold"/>
    </style:style>
    <style:style style:name="P3" style:family="paragraph" style:parent-style-name="Heading_20_1">
      <style:text-properties officeooo:rsid="00362745" officeooo:paragraph-rsid="00362745"/>
    </style:style>
    <style:style style:name="P4" style:family="paragraph" style:parent-style-name="Standard">
      <style:text-properties fo:font-size="14pt" officeooo:rsid="0008bb50" officeooo:paragraph-rsid="0008bb50" style:font-size-asian="14pt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4pt" officeooo:rsid="000f9b85" officeooo:paragraph-rsid="000f9b85" style:font-size-asian="14pt" style:font-size-complex="14pt"/>
    </style:style>
    <style:style style:name="P7" style:family="paragraph" style:parent-style-name="Standard">
      <style:text-properties fo:font-size="14pt" officeooo:paragraph-rsid="0024e4e9" style:font-size-asian="14pt" style:font-size-complex="14pt"/>
    </style:style>
    <style:style style:name="P8" style:family="paragraph" style:parent-style-name="Standard">
      <style:text-properties fo:font-size="14pt" officeooo:rsid="002bfa9e" officeooo:paragraph-rsid="002bfa9e" style:font-size-asian="14pt" style:font-size-complex="14pt"/>
    </style:style>
    <style:style style:name="P9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19886" officeooo:paragraph-rsid="00119886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4089e" officeooo:paragraph-rsid="0014089e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153dd9" officeooo:paragraph-rsid="00153dd9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16c555" officeooo:paragraph-rsid="0016c555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16fdfa" officeooo:paragraph-rsid="0016fdfa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1afbeb" officeooo:paragraph-rsid="001afbeb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1c4c68" officeooo:paragraph-rsid="001c4c68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232a85" officeooo:paragraph-rsid="00232a85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29659e" officeooo:paragraph-rsid="0029659e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2aec42" officeooo:paragraph-rsid="002aec42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3addfa" officeooo:paragraph-rsid="003addfa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normal" officeooo:rsid="00232a85" officeooo:paragraph-rsid="00232a85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normal" officeooo:rsid="00232a85" officeooo:paragraph-rsid="0031b44d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style:text-underline-style="solid" style:text-underline-width="auto" style:text-underline-color="font-color" fo:font-weight="normal" officeooo:rsid="002f61cb" officeooo:paragraph-rsid="002f61cb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6pt" fo:font-weight="bold" officeooo:rsid="00042f7c" officeooo:paragraph-rsid="00042f7c" style:font-size-asian="16pt" style:font-weight-asian="bold" style:font-size-complex="16pt" style:font-weight-complex="bold"/>
    </style:style>
    <style:style style:name="T1" style:family="text">
      <style:text-properties officeooo:rsid="0004b714"/>
    </style:style>
    <style:style style:name="T2" style:family="text">
      <style:text-properties officeooo:rsid="0009f0a6"/>
    </style:style>
    <style:style style:name="T3" style:family="text">
      <style:text-properties officeooo:rsid="000b07a9"/>
    </style:style>
    <style:style style:name="T4" style:family="text">
      <style:text-properties officeooo:rsid="000cd5f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dfb38" style:font-weight-asian="bold" style:font-weight-complex="bold"/>
    </style:style>
    <style:style style:name="T7" style:family="text">
      <style:text-properties fo:font-weight="bold" officeooo:rsid="0010d9ba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cfadc" style:font-weight-asian="normal" style:font-weight-complex="normal"/>
    </style:style>
    <style:style style:name="T10" style:family="text">
      <style:text-properties fo:font-weight="normal" officeooo:rsid="0010d9ba" style:font-weight-asian="normal" style:font-weight-complex="normal"/>
    </style:style>
    <style:style style:name="T11" style:family="text">
      <style:text-properties fo:font-weight="normal" officeooo:rsid="00134a2c" style:font-weight-asian="normal" style:font-weight-complex="normal"/>
    </style:style>
    <style:style style:name="T12" style:family="text">
      <style:text-properties fo:font-weight="normal" officeooo:rsid="001465a1" style:font-weight-asian="normal" style:font-weight-complex="normal"/>
    </style:style>
    <style:style style:name="T13" style:family="text">
      <style:text-properties fo:font-weight="normal" officeooo:rsid="0016fdfa" style:font-weight-asian="normal" style:font-weight-complex="normal"/>
    </style:style>
    <style:style style:name="T14" style:family="text">
      <style:text-properties fo:font-weight="normal" officeooo:rsid="001dfdeb" style:font-weight-asian="normal" style:font-weight-complex="normal"/>
    </style:style>
    <style:style style:name="T15" style:family="text">
      <style:text-properties fo:font-weight="normal" officeooo:rsid="001e6f28" style:font-weight-asian="normal" style:font-weight-complex="normal"/>
    </style:style>
    <style:style style:name="T16" style:family="text">
      <style:text-properties fo:font-weight="normal" officeooo:rsid="001e84d4" style:font-weight-asian="normal" style:font-weight-complex="normal"/>
    </style:style>
    <style:style style:name="T17" style:family="text">
      <style:text-properties fo:font-weight="normal" officeooo:rsid="00362745" style:font-weight-asian="normal" style:font-weight-complex="normal"/>
    </style:style>
    <style:style style:name="T18" style:family="text">
      <style:text-properties fo:font-weight="normal" officeooo:rsid="0039c540" style:font-weight-asian="normal" style:font-weight-complex="normal"/>
    </style:style>
    <style:style style:name="T19" style:family="text">
      <style:text-properties officeooo:rsid="000f9b85"/>
    </style:style>
    <style:style style:name="T20" style:family="text">
      <style:text-properties officeooo:rsid="00134a2c"/>
    </style:style>
    <style:style style:name="T21" style:family="text">
      <style:text-properties officeooo:rsid="0021c169"/>
    </style:style>
    <style:style style:name="T22" style:family="text">
      <style:text-properties officeooo:rsid="00234ea9"/>
    </style:style>
    <style:style style:name="T23" style:family="text">
      <style:text-properties officeooo:rsid="00259b64"/>
    </style:style>
    <style:style style:name="T24" style:family="text">
      <style:text-properties officeooo:rsid="002796be"/>
    </style:style>
    <style:style style:name="T25" style:family="text">
      <style:text-properties officeooo:rsid="0031b44d"/>
    </style:style>
    <style:style style:name="T26" style:family="text">
      <style:text-properties officeooo:rsid="0032db26"/>
    </style:style>
    <style:style style:name="T27" style:family="text">
      <style:text-properties officeooo:rsid="0034ccb4"/>
    </style:style>
    <style:style style:name="T28" style:family="text">
      <style:text-properties officeooo:rsid="00350a1c"/>
    </style:style>
    <style:style style:name="T29" style:family="text">
      <style:text-properties officeooo:rsid="0035dddb"/>
    </style:style>
    <style:style style:name="T30" style:family="text">
      <style:text-properties officeooo:rsid="00362745"/>
    </style:style>
    <style:style style:name="T31" style:family="text">
      <style:text-properties officeooo:rsid="0038a3f8"/>
    </style:style>
    <style:style style:name="T32" style:family="text">
      <style:text-properties officeooo:rsid="0039c5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ild a workspace</text:p>
      <text:p text:style-name="P1">colcon build <text:span text:style-name="T1">(</text:span>–symlink-install<text:span text:style-name="T1">) mocht hij niet alles geïnstalleerd hebben</text:span></text:p>
      <text:p text:style-name="P1"/>
      <text:p text:style-name="P24">Run Tests</text:p>
      <text:p text:style-name="P1">colcon test</text:p>
      <text:p text:style-name="P1"/>
      <text:p text:style-name="P9">cd home/lars/School-shit/WoR-World/Opdrachten/testWorkspace/</text:p>
      <text:p text:style-name="P1"/>
      <text:p text:style-name="P4"><text:span text:style-name="T5">ros2 wtf -r </text:span><text:tab/><text:tab/>controle <text:span text:style-name="T3">voor ros2 of andere mogelijkheden</text:span></text:p>
      <text:p text:style-name="P1"/>
      <text:p text:style-name="P4"><text:span text:style-name="T5">lsb_release -a </text:span><text:tab/><text:span text:style-name="T2">find the docker </text:span><text:span text:style-name="T4">system</text:span></text:p>
      <text:p text:style-name="P1"/>
      <text:p text:style-name="P1"><text:span text:style-name="T5">source /opt/ros/jazzy/setup.bash </text:span><text:tab/><text:span text:style-name="T9">sourcen </text:span><text:span text:style-name="T11">voor nieuwe workspace</text:span></text:p>
      <text:p text:style-name="P1"><text:span text:style-name="T11"/></text:p>
      <text:p text:style-name="P11"><text:span text:style-name="T20">s</text:span>ource install/setup.bash <text:tab/><text:tab/><text:span text:style-name="T8">sourcen voor nieuwe package </text:span><text:span text:style-name="T12">(executables enzo)</text:span></text:p>
      <text:p text:style-name="P1"/>
      <text:p text:style-name="P1"><text:span text:style-name="T5">ros2 run &lt;</text:span><text:span text:style-name="T6">package&gt; &lt;executable/ node&gt; </text:span><text:span text:style-name="T10">(</text:span><text:span text:style-name="T7">&amp; </text:span><text:span text:style-name="T10">voor taak in achtergrond te runnen)</text:span><text:span text:style-name="T7"> </text:span><text:span text:style-name="T19">Uitvoeren van een executable</text:span></text:p>
      <text:p text:style-name="P6">Voorbeeld: <text:s/>ros2 run turtlesim turtlesim_node</text:p>
      <text:p text:style-name="P1"/>
      <text:p text:style-name="P10">Jobs <text:span text:style-name="T8">of</text:span> ps -a<text:span text:style-name="T8"> <text:tab/>om de jobs te zien. Kill &lt;nummer&gt; om het af te sluiten</text:span></text:p>
      <text:p text:style-name="P10"><text:span text:style-name="T8"/></text:p>
      <text:p text:style-name="P10"><text:span text:style-name="T8"/></text:p>
      <text:h text:style-name="Heading_20_1" text:outline-level="1">Topics</text:h>
      <text:p text:style-name="P12">ros2 topic list<text:span text:style-name="T8"> <text:tab/>commando om alle topics op te vragen</text:span></text:p>
      <text:p text:style-name="P12"><text:span text:style-name="T8"/></text:p>
      <text:p text:style-name="P13">ros2 topic info &lt;topic name&gt;<text:tab/><text:tab/><text:span text:style-name="T13">om extra info over de topic te krijgen</text:span></text:p>
      <text:p text:style-name="P14"/>
      <text:p text:style-name="P14">ros2 topic echo &lt;topic name&gt;<text:tab/><text:tab/><text:span text:style-name="T8">om alles op die topic te printen</text:span></text:p>
      <text:p text:style-name="P14"><text:span text:style-name="T8"/></text:p>
      <text:p text:style-name="P15">ros2 topic type &lt;topic name&gt;<text:tab/><text:tab/><text:span text:style-name="T16">haalt de locatie van het type op</text:span></text:p>
      <text:p text:style-name="P15"/>
      <text:p text:style-name="P16">ros2 interface show `ros2 topic type /time` <text:tab/><text:span text:style-name="T14">show interface van topic, </text:span><text:span text:style-name="T15">alles tussen `` wordt uitgevoerd en komt op die plaats</text:span></text:p>
      <text:p text:style-name="P1"/>
      <text:h text:style-name="P3" text:outline-level="1">Packages</text:h>
      <text:p text:style-name="P9"><text:span text:style-name="T17">Standard (topic) package:</text:span><text:span text:style-name="T30"> </text:span>ros2 pkg create --build-type ament_cmake --license Apache-2.0 &lt;<text:span text:style-name="T21">Packagenaam</text:span>&gt; </text:p>
      <text:p text:style-name="P9"><text:span text:style-name="T17">Service package:</text:span><text:span text:style-name="T30"> ros2 pkg create --build-type ament_cmake --license Apache-2.0 &lt;</text:span><text:span text:style-name="T31">Packagenaam&gt;</text:span><text:span text:style-name="T30"> --dependencies rclcpp example_interfaces </text:span><text:span text:style-name="T18">(--dependencies voegt het automatisch toe aan het package.xml bestand)</text:span></text:p>
      <text:p text:style-name="P20"><text:soft-page-break/>Package.xml</text:p>
      <text:p text:style-name="P9"><text:span text:style-name="T18"><text:s text:c="2"/>&lt;description&gt;service test package&lt;/description&gt;</text:span></text:p>
      <text:p text:style-name="P9"><text:span text:style-name="T18"><text:s text:c="2"/>&lt;maintainer email="larsvd05@gmail.com"&gt;lars&lt;/maintainer&gt;</text:span></text:p>
      <text:p text:style-name="P1"/>
      <text:p text:style-name="P1">&lt;buildtool_depend&gt;rosidl_default_generators&lt;/buildtool_depend&gt;</text:p>
      <text:p text:style-name="P1"/>
      <text:p text:style-name="P1">&lt;exec_depend&gt;rosidl_default_runtime&lt;/exec_depend&gt;</text:p>
      <text:p text:style-name="P1"/>
      <text:p text:style-name="P1">&lt;member_of_group&gt;rosidl_interface_packages&lt;/member_of_group&gt;</text:p>
      <text:p text:style-name="P1"/>
      <text:p text:style-name="P17">CMAKE bestand</text:p>
      <text:p text:style-name="P18">#<text:span text:style-name="T8">Dependencies</text:span></text:p>
      <text:p text:style-name="P22"><text:span text:style-name="T8">find_package(&lt;</text:span><text:span text:style-name="T25">name of dependency&gt; </text:span><text:span text:style-name="T8">REQUIRED)</text:span></text:p>
      <text:p text:style-name="P21">find_package(ament_cmake REQUIRED)</text:p>
      <text:p text:style-name="P21">find_package(rclcpp REQUIRED)</text:p>
      <text:p text:style-name="P21">find_package(std_msgs REQUIRED)</text:p>
      <text:p text:style-name="P17"/>
      <text:p text:style-name="P21">set(msg_files</text:p>
      <text:p text:style-name="P21"><text:s text:c="2"/>"msg/AddressBook.msg"</text:p>
      <text:p text:style-name="P21">)</text:p>
      <text:p text:style-name="P21"/>
      <text:p text:style-name="P21">rosidl_generate_interfaces(${PROJECT_NAME}</text:p>
      <text:p text:style-name="P21"><text:s text:c="2"/>${msg_files}</text:p>
      <text:p text:style-name="P21">)</text:p>
      <text:p text:style-name="P21"/>
      <text:p text:style-name="P19">#<text:span text:style-name="T8">Executables</text:span></text:p>
      <text:p text:style-name="P1">add_executable(&lt;<text:span text:style-name="T22">name </text:span><text:span text:style-name="T26">of executable</text:span>&gt; src/&lt;<text:span text:style-name="T22">name&gt;</text:span>.cpp)</text:p>
      <text:p text:style-name="P7">ament_target_dependencies(&lt;<text:span text:style-name="T22">name </text:span><text:span text:style-name="T27">of executable</text:span><text:span text:style-name="T22">&gt;</text:span> &lt;<text:span text:style-name="T23">dependencies: </text:span>rclcpp std_msgs&gt;)</text:p>
      <text:p text:style-name="P7"/>
      <text:p text:style-name="P23">Voorbeeld:</text:p>
      <text:p text:style-name="P7">add_executable(time_publisher src/time_publisher)</text:p>
      <text:p text:style-name="P7">ament_target_dependencies(time_publisher rclcpp std_msgs)</text:p>
      <text:p text:style-name="P1"/>
      <text:p text:style-name="P8">#Targets</text:p>
      <text:p text:style-name="P1">install(TARGETS</text:p>
      <text:p text:style-name="P1"><text:s text:c="2"/>&lt;<text:span text:style-name="T24">name 1&gt; </text:span>talker</text:p>
      <text:p text:style-name="P1"><text:s text:c="2"/>&lt;<text:span text:style-name="T24">name 2, </text:span><text:span text:style-name="T28">etc</text:span><text:span text:style-name="T24">&gt; </text:span>listener</text:p>
      <text:p text:style-name="P1"><text:s text:c="2"/>DESTINATION lib/${PROJECT_NAME})</text:p>
      <text:p text:style-name="P1"/>
      <text:p text:style-name="P1">rosidl_get_typesupport_target(cpp_typesupport_target</text:p>
      <text:p text:style-name="P1"><text:s text:c="2"/>${PROJECT_NAME} rosidl_typesupport_cpp)</text:p>
      <text:p text:style-name="P1"/>
      <text:p text:style-name="P1">target_link_libraries(publish_address_book "${cpp_typesupport_target}")</text:p>
      <text:p text:style-name="P1"/>
      <text:p text:style-name="P1"/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1:43:05.801499196</meta:creation-date>
    <meta:generator>LibreOffice/24.2.5.2$Linux_X86_64 LibreOffice_project/420$Build-2</meta:generator>
    <dc:date>2024-09-06T13:31:59.389182553</dc:date>
    <meta:editing-duration>P1DT5H13M42S</meta:editing-duration>
    <meta:editing-cycles>57</meta:editing-cycles>
    <meta:document-statistic meta:table-count="0" meta:image-count="0" meta:object-count="0" meta:page-count="3" meta:paragraph-count="53" meta:word-count="255" meta:character-count="2376" meta:non-whitespace-character-count="2151"/>
  </office:meta>
</office:document-meta>
</file>